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2" svg:font-family="Tahoma"/>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Source Serif Pro" svg:font-family="'Source Serif Pro'" style:font-family-generic="roman" style:font-pitch="variable"/>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Tahoma1" svg:font-family="Tahoma" style:font-family-generic="system" style:font-pitch="variable"/>
  </office:font-face-decls>
  <office:automatic-styles>
    <style:style style:name="P1" style:family="paragraph">
      <style:paragraph-properties style:writing-mode="lr-tb"/>
      <style:text-properties fo:language="en" fo:country="GB"/>
    </style:style>
    <style:style style:name="P2" style:family="paragraph">
      <style:text-properties fo:language="en" fo:country="GB"/>
    </style:style>
    <style:style style:name="T1" style:family="text">
      <style:text-properties officeooo:rsid="0024f2d7"/>
    </style:style>
    <style:style style:name="T2" style:family="text">
      <style:text-properties officeooo:rsid="004fe75c"/>
    </style:style>
    <style:style style:name="T3" style:family="text">
      <style:text-properties officeooo:rsid="0063afb4"/>
    </style:style>
    <style:style style:name="T4" style:family="text">
      <style:text-properties officeooo:rsid="006f63c9"/>
    </style:style>
    <style:style style:name="T5" style:family="text">
      <style:text-properties style:font-name="Liberation Serif"/>
    </style:style>
    <style:style style:name="T6" style:family="text">
      <style:text-properties style:font-name="Liberation Serif" officeooo:rsid="008544fd"/>
    </style:style>
    <style:style style:name="T7" style:family="text">
      <style:text-properties style:font-name="Liberation Serif" fo:font-weight="normal" style:font-weight-asian="normal" style:font-weight-complex="normal"/>
    </style:style>
    <style:style style:name="T8" style:family="text">
      <style:text-properties style:font-name="Liberation Serif" fo:font-weight="normal" officeooo:rsid="0063afb4" style:font-weight-asian="normal" style:font-weight-complex="normal"/>
    </style:style>
    <style:style style:name="T9" style:family="text">
      <style:text-properties style:font-name="Liberation Serif" fo:font-weight="normal" officeooo:rsid="006364e6" style:font-weight-asian="normal" style:font-weight-complex="normal"/>
    </style:style>
    <style:style style:name="T10" style:family="text">
      <style:text-properties style:font-name="Liberation Serif" fo:font-weight="normal" officeooo:rsid="0064b25c" style:font-weight-asian="normal" style:font-weight-complex="normal"/>
    </style:style>
    <style:style style:name="T11" style:family="text">
      <style:text-properties style:font-name="Liberation Serif" fo:font-weight="normal" officeooo:rsid="00660f06" style:font-weight-asian="normal" style:font-weight-complex="normal"/>
    </style:style>
    <style:style style:name="T12" style:family="text">
      <style:text-properties style:font-name="Liberation Serif" fo:font-weight="normal" officeooo:rsid="0069d9d2" style:font-weight-asian="normal" style:font-weight-complex="normal"/>
    </style:style>
    <style:style style:name="T13" style:family="text">
      <style:text-properties style:font-name="Liberation Serif" fo:font-weight="normal" officeooo:rsid="0087ad2a" style:font-weight-asian="normal" style:font-weight-complex="normal"/>
    </style:style>
    <style:style style:name="T14" style:family="text">
      <style:text-properties style:font-name="Liberation Serif" fo:font-weight="normal" officeooo:rsid="008dfee7" style:font-weight-asian="normal" style:font-weight-complex="normal"/>
    </style:style>
    <style:style style:name="T15" style:family="text">
      <style:text-properties style:font-name="Liberation Serif" fo:font-weight="normal" officeooo:rsid="008fb3d3" style:font-weight-asian="normal" style:font-weight-complex="normal"/>
    </style:style>
    <style:style style:name="T16" style:family="text">
      <style:text-properties style:font-name="Liberation Serif" fo:font-weight="normal" officeooo:rsid="0092a828" style:font-weight-asian="normal" style:font-weight-complex="normal"/>
    </style:style>
    <style:style style:name="T17" style:family="text">
      <style:text-properties style:font-name="Liberation Serif" fo:font-weight="normal" officeooo:rsid="0095d686" style:font-weight-asian="normal" style:font-weight-complex="normal"/>
    </style:style>
    <style:style style:name="T18" style:family="text">
      <style:text-properties style:font-name="Liberation Serif" fo:font-weight="normal" officeooo:rsid="00970375" style:font-weight-asian="normal" style:font-weight-complex="normal"/>
    </style:style>
    <style:style style:name="T19" style:family="text">
      <style:text-properties style:font-name="Liberation Serif" officeooo:rsid="007072e5"/>
    </style:style>
    <style:style style:name="T20" style:family="text">
      <style:text-properties style:font-name="Liberation Serif" officeooo:rsid="0064b25c"/>
    </style:style>
    <style:style style:name="T21" style:family="text">
      <style:text-properties style:font-name="Liberation Serif" officeooo:rsid="0063afb4"/>
    </style:style>
    <style:style style:name="T22" style:family="text">
      <style:text-properties style:font-name="Liberation Serif" officeooo:rsid="008fb3d3"/>
    </style:style>
    <style:style style:name="T23" style:family="text">
      <style:text-properties style:font-name="Liberation Serif" officeooo:rsid="009a1f6a"/>
    </style:style>
    <style:style style:name="T24" style:family="text">
      <style:text-properties style:font-name="Liberation Serif" officeooo:rsid="009ba178"/>
    </style:style>
    <style:style style:name="T25" style:family="text">
      <style:text-properties officeooo:rsid="009ba17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Announcement of LibreOffice 5.4.6</text:p>
      <text:p>Berlin, March 22, 2017 - The Document Foundation (TDF) announces LibreOffice 5.4.6, the sixth minor release of LibreOffice 5.4 family currently targeted to conservative users and enterprises.</text:p>
      <text:p>TDF suggests to conservative users and enterprises to deploy LibreOffice with the backing of certified developers, migrators and trainers (an updated list is available at: <text:a xlink:type="simple" xlink:href="https://www.libreoffice.org/get-help/professional-support/" text:style-name="Internet_20_link" text:visited-style-name="Visited_20_Internet_20_Link">https://www.libreoffice.org/get-help/professional-support/</text:a>). This is extremely important for the growth of the LibreOffice ecosystem.</text:p>
      <text:p>LibreOffice 5.4.6 includes over 80 bug and regression fixes. Technical details about the release can be found in the change logs: <text:a xlink:type="simple" xlink:href="https://wiki.documentfoundation.org/Releases/5.4.6/RC1" text:style-name="Internet_20_link" text:visited-style-name="Visited_20_Internet_20_Link">https://wiki.documentfoundation.org/Releases/5.4.6/RC1</text:a> (fixed in RC1) and <text:a xlink:type="simple" xlink:href="https://wiki.documentfoundation.org/Releases/5.4.6/RC2" text:style-name="Internet_20_link" text:visited-style-name="Visited_20_Internet_20_Link">https://wiki.documentfoundation.org/Releases/5.4.6/RC2</text:a> (fixed in RC2).</text:p>
      <text:p>Download LibreOffice</text:p>
      <text:p>LibreOffice 5.4.6 is immediately available for download from the following link: <text:a xlink:type="simple" xlink:href="https://www.libreoffice.org/download/" text:style-name="Internet_20_link" text:visited-style-name="Visited_20_Internet_20_Link">https://www.libreoffice.org/download/download/</text:a>.</text:p>
      <text:p>LibreOffice users, free software advocates and community members can support The Document Foundation with a donation at <text:a xlink:type="simple" xlink:href="https://www.libreoffice.org/donate/" text:style-name="Internet_20_link" text:visited-style-name="Visited_20_Internet_20_Link">https://www.libreoffice.org/donate/</text:a>. Donations help TDF to maintain its infrastructure, share knowledge, and fund the presence of volunteers at events like FOSDEM, where they can meet with free software advocates coming from all of Europe.</text:p>
      <text:p>Several companies sitting in TDF's Advisory Board (<text:a xlink:type="simple" xlink:href="https://www.documentfoundation.org/governance/advisory-board/" text:style-name="Internet_20_link" text:visited-style-name="Visited_20_Internet_20_Link">https://www.documentfoundation.org/governance/advisory-board/</text:a>) provide either value-added LTS versions of LibreOffice or consultancy services for migrations and training, based on best practices distilled by The Document Found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2" svg:font-family="Tahoma"/>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Source Serif Pro" svg:font-family="'Source Serif Pro'" style:font-family-generic="roman" style:font-pitch="variable"/>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font-name-asian="Lucida Sans Unicode" style:font-size-asian="12pt" style:language-asian="it" style:country-asian="IT" style:font-name-complex="Tahoma"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4cm" fo:margin-bottom="0cm" loext:contextual-spacing="false" fo:text-align="justify" style:justify-single-word="false" style:page-number="auto"/>
    </style:style>
    <style:style style:name="Heading" style:family="paragraph" style:parent-style-name="Standard" style:next-style-name="Text_20_body" style:class="text" style:master-page-name="">
      <loext:graphic-properties draw:fill="none" draw:fill-color="#99ccff"/>
      <style:paragraph-properties fo:margin-top="0.4cm" fo:margin-bottom="0cm" loext:contextual-spacing="false" fo:text-align="center" style:justify-single-word="false" style:page-number="auto" fo:background-color="transparent" style:shadow="none" fo:keep-with-next="auto">
        <style:tab-stops/>
      </style:paragraph-properties>
      <style:text-properties style:font-name="Times New Roman1" fo:font-family="'Times New Roman'" style:font-style-name="Grassetto" style:font-family-generic="roman" style:font-pitch="variable" fo:font-size="14pt" fo:font-weight="bold" style:font-name-asian="Tahoma1" style:font-family-asian="Tahoma"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2"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4.001cm" fo:margin-bottom="3.5cm" fo:margin-left="3.5cm" fo:margin-right="3.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60bfb1526849283ce2491346ed2aa51c465abfe6</meta:generator>
    <meta:creation-date>2017-01-11T17:24:11.550621609</meta:creation-date>
    <dc:language>it-IT</dc:language>
    <meta:editing-cycles>73</meta:editing-cycles>
    <meta:editing-duration>P2DT39M31S</meta:editing-duration>
    <meta:initial-creator>Italo Vignoli</meta:initial-creator>
    <dc:date>2018-03-21T08:02:31.134627614</dc:date>
    <dc:creator>Valerii  Goncharuk</dc:creator>
    <meta:document-statistic meta:table-count="0" meta:image-count="0" meta:object-count="0" meta:page-count="1" meta:paragraph-count="8" meta:word-count="193" meta:character-count="1593" meta:non-whitespace-character-count="1408"/>
    <meta:user-defined meta:name="Info 1"/>
    <meta:user-defined meta:name="Info 2"/>
    <meta:user-defined meta:name="Info 3"/>
    <meta:user-defined meta:name="Info 4"/>
    <meta:template xlink:type="simple" xlink:actuate="onRequest" xlink:title="normal" xlink:href="../../tmp/mozilla_michael0/Software/LibreOffice/Template/Italo/normal.ott" meta:date="2017-01-11T17:24:11.263579917"/>
  </office:meta>
</office:document-meta>
</file>